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RW Palladio L" svg:font-family="'URW Palladio L'"/>
    <style:font-face style:name="FreeSans1" svg:font-family="FreeSans" style:font-family-generic="swiss"/>
    <style:font-face style:name="Mono" svg:font-family="Mono" style:font-adornments="Běžné" style:font-pitch="fixed"/>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size="22pt" officeooo:rsid="000b02ee" officeooo:paragraph-rsid="000b02ee" style:font-size-asian="22pt" style:font-size-complex="22pt"/>
    </style:style>
    <style:style style:name="P2" style:family="paragraph" style:parent-style-name="Text_20_body">
      <style:text-properties fo:font-size="12pt" officeooo:rsid="00148663" officeooo:paragraph-rsid="00148663" style:font-size-asian="10.5pt" style:font-size-complex="12pt"/>
    </style:style>
    <style:style style:name="P3" style:family="paragraph" style:parent-style-name="Text_20_body">
      <style:text-properties fo:font-size="12pt" fo:font-weight="bold" officeooo:rsid="00148663" officeooo:paragraph-rsid="00148663" style:font-size-asian="10.5pt" style:font-weight-asian="bold" style:font-size-complex="12pt" style:font-weight-complex="bold"/>
    </style:style>
    <style:style style:name="P4" style:family="paragraph" style:parent-style-name="Text_20_body" style:master-page-name="">
      <loext:graphic-properties draw:fill="none"/>
      <style:paragraph-properties fo:margin-left="0cm" fo:margin-right="0cm" fo:margin-top="0cm" fo:margin-bottom="0cm" loext:contextual-spacing="false" fo:line-height="120%" fo:text-indent="1cm" style:auto-text-indent="false" style:page-number="auto" fo:background-color="transparent" style:writing-mode="page"/>
      <style:text-properties fo:font-size="11pt" officeooo:rsid="000c7c79" officeooo:paragraph-rsid="000c7c79" style:font-size-asian="11pt" style:font-size-complex="11pt"/>
    </style:style>
    <style:style style:name="P5" style:family="paragraph" style:parent-style-name="Text_20_body">
      <loext:graphic-properties draw:fill="none"/>
      <style:paragraph-properties fo:margin-left="0cm" fo:margin-right="0cm" fo:margin-top="0cm" fo:margin-bottom="0cm" loext:contextual-spacing="false" fo:line-height="120%" fo:text-indent="1cm" style:auto-text-indent="false" fo:background-color="transparent" style:writing-mode="page"/>
      <style:text-properties officeooo:rsid="000c7c79" officeooo:paragraph-rsid="000f4e20"/>
    </style:style>
    <style:style style:name="P6" style:family="paragraph" style:parent-style-name="Text_20_body">
      <loext:graphic-properties draw:fill="none"/>
      <style:paragraph-properties fo:margin-left="0cm" fo:margin-right="0cm" fo:margin-top="0cm" fo:margin-bottom="0cm" loext:contextual-spacing="false" fo:line-height="120%" fo:text-indent="1cm" style:auto-text-indent="false" fo:background-color="transparent" style:writing-mode="page"/>
      <style:text-properties officeooo:rsid="000f4e20" officeooo:paragraph-rsid="000f4e20"/>
    </style:style>
    <style:style style:name="P7" style:family="paragraph" style:parent-style-name="Text_20_body">
      <loext:graphic-properties draw:fill="none"/>
      <style:paragraph-properties fo:margin-left="0cm" fo:margin-right="0cm" fo:margin-top="0cm" fo:margin-bottom="0cm" loext:contextual-spacing="false" fo:line-height="120%" fo:text-indent="1cm" style:auto-text-indent="false" fo:background-color="transparent" style:writing-mode="page"/>
      <style:text-properties officeooo:rsid="0011069b" officeooo:paragraph-rsid="0011069b"/>
    </style:style>
    <style:style style:name="P8" style:family="paragraph" style:parent-style-name="Text_20_body">
      <loext:graphic-properties draw:fill="none"/>
      <style:paragraph-properties fo:margin-left="0cm" fo:margin-right="0cm" fo:margin-top="0cm" fo:margin-bottom="0cm" loext:contextual-spacing="false" fo:line-height="120%" fo:text-indent="1cm" style:auto-text-indent="false" fo:background-color="transparent" style:writing-mode="page"/>
      <style:text-properties fo:font-size="11pt" officeooo:rsid="0012ca3d" officeooo:paragraph-rsid="0011069b" style:font-size-asian="11pt" style:font-size-complex="11pt"/>
    </style:style>
    <style:style style:name="P9" style:family="paragraph" style:parent-style-name="Text_20_body">
      <loext:graphic-properties draw:fill="none"/>
      <style:paragraph-properties fo:margin-left="0cm" fo:margin-right="0cm" fo:margin-top="0cm" fo:margin-bottom="0cm" loext:contextual-spacing="false" fo:line-height="120%" fo:text-indent="1cm" style:auto-text-indent="false" fo:background-color="transparent" style:writing-mode="page"/>
      <style:text-properties fo:font-size="11pt" fo:font-weight="bold" officeooo:rsid="0012ca3d" officeooo:paragraph-rsid="0012ca3d" style:font-size-asian="11pt" style:font-weight-asian="bold" style:font-size-complex="11pt" style:font-weight-complex="bold"/>
    </style:style>
    <style:style style:name="P10" style:family="paragraph" style:parent-style-name="Text_20_body">
      <loext:graphic-properties draw:fill="none"/>
      <style:paragraph-properties fo:margin-left="0cm" fo:margin-right="0cm" fo:margin-top="0cm" fo:margin-bottom="0cm" loext:contextual-spacing="false" fo:line-height="120%" fo:text-indent="1cm" style:auto-text-indent="false" fo:background-color="transparent" style:writing-mode="page"/>
      <style:text-properties officeooo:rsid="0012ca3d" officeooo:paragraph-rsid="00230324"/>
    </style:style>
    <style:style style:name="P11" style:family="paragraph" style:parent-style-name="Text_20_body">
      <loext:graphic-properties draw:fill="none"/>
      <style:paragraph-properties fo:margin-left="0cm" fo:margin-right="0cm" fo:margin-top="0cm" fo:margin-bottom="0cm" loext:contextual-spacing="false" fo:line-height="120%" fo:text-indent="1cm" style:auto-text-indent="false" fo:background-color="transparent" style:writing-mode="page"/>
      <style:text-properties officeooo:rsid="00230324" officeooo:paragraph-rsid="00230324"/>
    </style:style>
    <style:style style:name="P12" style:family="paragraph" style:parent-style-name="Title">
      <style:text-properties fo:font-size="22pt" officeooo:rsid="000b02ee" officeooo:paragraph-rsid="000b02ee" style:font-size-asian="22pt" style:font-size-complex="22pt"/>
    </style:style>
    <style:style style:name="P13" style:family="paragraph" style:parent-style-name="Title">
      <style:paragraph-properties fo:break-before="page"/>
      <style:text-properties fo:font-size="22pt" officeooo:rsid="00148663" officeooo:paragraph-rsid="00148663" style:font-size-asian="22pt" style:font-size-complex="22pt"/>
    </style:style>
    <style:style style:name="P14" style:family="paragraph" style:parent-style-name="Text_20_body" style:master-page-name="">
      <loext:graphic-properties draw:fill="none"/>
      <style:paragraph-properties fo:margin-left="0cm" fo:margin-right="0cm" fo:margin-top="0cm" fo:margin-bottom="0cm" loext:contextual-spacing="false" fo:line-height="120%" fo:text-indent="0cm" style:auto-text-indent="false" style:page-number="auto" fo:background-color="transparent" style:writing-mode="page"/>
      <style:text-properties fo:font-size="11pt" fo:font-weight="bold" officeooo:rsid="0020e5fd" officeooo:paragraph-rsid="0026f44c" style:font-size-asian="11pt" style:font-weight-asian="bold" style:font-size-complex="11pt" style:font-weight-complex="bold"/>
    </style:style>
    <style:style style:name="T1" style:family="text">
      <style:text-properties officeooo:rsid="000c7c79"/>
    </style:style>
    <style:style style:name="T2" style:family="text">
      <style:text-properties fo:font-size="11pt" style:font-size-asian="11pt" style:font-size-complex="11pt"/>
    </style:style>
    <style:style style:name="T3" style:family="text">
      <style:text-properties fo:font-size="11pt" officeooo:rsid="000de8d4" style:font-size-asian="11pt" style:font-size-complex="11pt"/>
    </style:style>
    <style:style style:name="T4" style:family="text">
      <style:text-properties fo:font-size="11pt" officeooo:rsid="000f4e20" style:font-size-asian="11pt" style:font-size-complex="11pt"/>
    </style:style>
    <style:style style:name="T5" style:family="text">
      <style:text-properties fo:font-size="11pt" officeooo:rsid="001032ad" style:font-size-asian="11pt" style:font-size-complex="11pt"/>
    </style:style>
    <style:style style:name="T6" style:family="text">
      <style:text-properties fo:font-size="11pt" officeooo:rsid="0011069b" style:font-size-asian="11pt" style:font-size-complex="11pt"/>
    </style:style>
    <style:style style:name="T7" style:family="text">
      <style:text-properties fo:font-size="11pt" officeooo:rsid="0012ca3d" style:font-size-asian="11pt" style:font-size-complex="11pt"/>
    </style:style>
    <style:style style:name="T8" style:family="text">
      <style:text-properties fo:font-size="11pt" officeooo:rsid="0019d9b1" style:font-size-asian="11pt" style:font-size-complex="11pt"/>
    </style:style>
    <style:style style:name="T9" style:family="text">
      <style:text-properties fo:font-size="11pt" officeooo:rsid="0019e835" style:font-size-asian="11pt" style:font-size-complex="11pt"/>
    </style:style>
    <style:style style:name="T10" style:family="text">
      <style:text-properties fo:font-size="11pt" officeooo:rsid="0019fa43" style:font-size-asian="11pt" style:font-size-complex="11pt"/>
    </style:style>
    <style:style style:name="T11" style:family="text">
      <style:text-properties fo:font-size="11pt" officeooo:rsid="00219ba9" style:font-size-asian="11pt" style:font-size-complex="11pt"/>
    </style:style>
    <style:style style:name="T12" style:family="text">
      <style:text-properties fo:font-size="11pt" fo:font-weight="bold" style:font-size-asian="11pt" style:font-weight-asian="bold" style:font-size-complex="11pt" style:font-weight-complex="bold"/>
    </style:style>
    <style:style style:name="T13" style:family="text">
      <style:text-properties fo:font-size="11pt" fo:font-weight="bold" officeooo:rsid="0019fa43" style:font-size-asian="11pt" style:font-weight-asian="bold" style:font-size-complex="11pt" style:font-weight-complex="bold"/>
    </style:style>
    <style:style style:name="T14" style:family="text">
      <style:text-properties fo:font-size="11pt" fo:font-weight="bold" officeooo:rsid="00219ba9" style:font-size-asian="11pt" style:font-weight-asian="bold" style:font-size-complex="11pt" style:font-weight-complex="bold"/>
    </style:style>
    <style:style style:name="T15" style:family="text">
      <style:text-properties fo:font-size="11pt" fo:font-weight="bold" officeooo:rsid="002840ca" style:font-size-asian="11pt" style:font-weight-asian="bold" style:font-size-complex="11pt" style:font-weight-complex="bold"/>
    </style:style>
    <style:style style:name="T16" style:family="text">
      <style:text-properties officeooo:rsid="001032ad"/>
    </style:style>
    <style:style style:name="T17" style:family="text">
      <style:text-properties fo:font-weight="bold" style:font-weight-asian="bold" style:font-weight-complex="bold"/>
    </style:style>
    <style:style style:name="T18" style:family="text">
      <style:text-properties officeooo:rsid="00181f31"/>
    </style:style>
    <style:style style:name="T19" style:family="text">
      <style:text-properties officeooo:rsid="001c3f2d"/>
    </style:style>
    <style:style style:name="T20" style:family="text">
      <style:text-properties officeooo:rsid="001fc57f"/>
    </style:style>
    <style:style style:name="T21" style:family="text">
      <style:text-properties officeooo:rsid="00219ba9"/>
    </style:style>
    <style:style style:name="T22" style:family="text">
      <style:text-properties style:font-name="Mono" fo:font-weight="normal" officeooo:rsid="0026f44c" style:font-weight-complex="normal"/>
    </style:style>
    <style:style style:name="T23" style:family="text">
      <style:text-properties officeooo:rsid="00230324"/>
    </style:style>
    <style:style style:name="T24" style:family="text">
      <style:text-properties officeooo:rsid="0029faf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Proč je třeba se modlit za <text:span text:style-name="T1">odmítnutí</text:span> tzv. Ista<text:span text:style-name="T19">n</text:span>bulsk<text:span text:style-name="T16">é</text:span> úmluv<text:span text:style-name="T1">y</text:span></text:p>
      <text:p text:style-name="P1"/>
      <text:p text:style-name="P4">V brzké době by se na jednání sněmovny PČR mohla dostat Úmluva Rady Evropy o prevenci a potírání násilí vůči ženám a domácího násilí, tzv. Ista<text:span text:style-name="T19">n</text:span>bulská úmluva. Tato úmluva už byla za ČR podepsána 12. května 2016, ale dosud nebyla ratifikována. V posledních dvou letech se zvýšil tlak na její ratifikaci, ale mnoho států její ratifikaci nedokončilo nebo přímo odmítlo, jako Maďarsko a Slovensko. Pro Českou republiku je <text:span text:style-name="T16">tato </text:span>smlouva vyloženě nadbytečná. Potřebné zákony na potírání domácího násilí už tu dávno máme. </text:p>
      <text:p text:style-name="P5"><text:span text:style-name="T2">Hlavním problémem ale není pouze nadbytečnost úmluvy, nýbrž skutečnost, že úmluva má mnohem širší záběr a </text:span><text:span text:style-name="T3">ono tzv. domácí násilí má ve skutečnosti úplně jiný význam, než by si našinec mohl myslet. </text:span><text:span text:style-name="T4">Úmluva </text:span><text:span text:style-name="T8">ve skutečnosti propaguje tzv. genderovou ideologii </text:span><text:span text:style-name="T9">a</text:span><text:span text:style-name="T8"> zavádí ji do našich rodin a škol. C</text:span><text:span text:style-name="T4">hce, aby byly ideálně zcela smazány i ty nejpřirozenější rozdíly mezi muži a ženami. Chce, aby si každý, včetně malých dětí, mohl vybrat své pohlaví. Nezáleží už na tom, jaké máte biologické pohlaví, ale pouze na tom, jak se cítíte. Žití tradičních rolí muže a ženy v tradičních rodinách jsou de facto pokládány za násilí. Pokud se rozhodnete své děti vychovávat </text:span><text:span text:style-name="T6">tradičně</text:span><text:span text:style-name="T4"> a tvrdíte jim, že mezi mužem a ženou jsou jasné (ne jen fyziologické) rozdíly a že každé pohlaví má v rodině i společnosti svou nezastupitelnou a jedinečnou roli, může to být pokládáno za násilí a vaše děti mohou být z vaší rodiny odebrány.</text:span></text:p>
      <text:p text:style-name="P6"><text:span text:style-name="T2">Možná vám předchozí věta připadá jako špatný vtip, ale je to tak. Ratifikac</text:span><text:span text:style-name="T5">e této úmluvy by totiž znamenala, že u nás bude působit nová „sociální služba“ zvaná GREVIO. Její pracovníci budou mít imunitu a nebudou spadat pod náš právní systém. Bud</text:span><text:span text:style-name="T9">e</text:span><text:span text:style-name="T5"> monitorovat naše rodiny a pokud se j</text:span><text:span text:style-name="T9">í</text:span><text:span text:style-name="T5"> nebude něco líbit, může dospělé trestat a děti posílat do „lepších“ rodin. To vše mimo </text:span><text:span text:style-name="T11">české </text:span><text:span text:style-name="T5">soudy a </text:span><text:span text:style-name="T11">český</text:span><text:span text:style-name="T5"> právní systém. </text:span><text:span text:style-name="T6">Úmluva má totiž vyšší právní rámec, než naše zákony.</text:span></text:p>
      <text:p text:style-name="P7"><text:span text:style-name="T2">Úmluva je velmi snadno zneužitelná a navíc usta</text:span><text:span text:style-name="T9">no</text:span><text:span text:style-name="T2">vuje odvod nemalých finančních prostředků ze státního rozpočtu do tzv. genderového neziskového sektoru. Mají být provedeny zásahy do vzdělávacího systému, protože tzv. genderově stereotypní chování jde odstranit jedině tak, že budeme dětem nejdéle od mateřinek vtloukat do hlavy, že mezi muži a ženami nejsou rozdíly. </text:span><text:span text:style-name="T7">V zemích, které dohodu již ratifikovaly jsou děti ve školkách krmeny pohádkami, kde si princezna vezme za ženu další princeznu </text:span><text:span text:style-name="T11">a již od malička je učí, že rodinu lze vytvořit i jinak, než svazkem muže a ženy;</text:span><text:span text:style-name="T7"> </text:span><text:span text:style-name="T10">atd…</text:span></text:p>
      <text:p text:style-name="P8"/>
      <text:p text:style-name="P10"><text:span text:style-name="T12">Spojme se prosím v modlitbě a nenechme Satana, aby nám diktoval, jak máme vychovávat děti. Modleme se za na tento úmysl každý den. Nezapomeňte, že na tento úmysl můžeme obětovat také posty, svatá přijímání, </text:span><text:span text:style-name="T13">růžence.</text:span></text:p>
      <text:p text:style-name="P10"><text:span text:style-name="T13">S</text:span><text:span text:style-name="T14">pojme se prosím všichni postem a modlitbou růžence <text:s/>na tento úmysl zvláště 13. července a prosme pannu Marii Fatimskou.</text:span></text:p>
      <text:p text:style-name="P11"><text:span text:style-name="T14">Š</text:span><text:span text:style-name="T12">iřte prosím tyto informace a tuto modli</text:span><text:span text:style-name="T15">t</text:span><text:span text:style-name="T12">bu ať se nás modlí co nejvíc.</text:span></text:p>
      <text:p text:style-name="P9"/>
      <text:p text:style-name="P14">Více informací <text:span text:style-name="T21">najdete na </text:span><text:a xlink:type="simple" xlink:href="http://jdem.cz/d7y4y3" text:style-name="Internet_20_link" text:visited-style-name="Visited_20_Internet_20_Link"><text:span text:style-name="T22">http://jdem.cz/d7y4y3</text:span></text:a><text:span text:style-name="T22"> </text:span></text:p>
      <text:p text:style-name="P13">Modlitba na každý den</text:p>
      <text:p text:style-name="P2">Ať Bůh Otec všemohoucí se svým Synem a Duchem Svatým navždy kralují v naší zemi (Česk<text:span text:style-name="T20">é</text:span> republice) se vším, co k ní patří a nad osobami, co v ní přebývají. Ať je tato země se vším, co k ní patří a se všemi osobami, co v ní přebývají pod ochranou přesvaté, přečisté a nejmocnější krve Ježíšov<text:span text:style-name="T24">y</text:span> a jeho přesvatého Jména. Ve víře svěřuji naši zem mocnému působení Kristov<text:span text:style-name="T18">y</text:span> krve. Přesvatá krvi našeho Pána vylij se na naši zem a očisti ji od všech špatných a bezbožných vlivů a od všeho působení zlých duchů a démonů. Ať archanděl Michael a jeho andělé stráží naši zem a vše, co k ní patří, zvláště pak české politiky, zákonodárce a školství. Ať Duch Boží naplní srdce všech, kdo se podílí na vykonávání moci a na výchově nových generací i srdce všech, kdo v naší zemi žijí. Ať je jediným pánem naší země, ve jménu Ježíše Krista, všemohoucí Bůh Otec, Syn a Duch svatý. O toto všechno prosíme na mocnou přímluvu neposkvrněného srdce Panny Marie. Prosíme o přímluvu všechny anděl<text:span text:style-name="T18">y</text:span> a svaté: Sv. Václava, sv. Lu<text:span text:style-name="T18">d</text:span>milu, sv. Cyrila a Metoděje, <text:span text:style-name="T23">sv. Prokopa,</text:span> sv. Anežku, sv. Zdislavu, sv. Jana Sarkandera, <text:span text:style-name="T23">sv. Jana Nepomuckého,</text:span> sv. Vojtěcha, Aničku Zelíkovou a Aničku Tomanovou. Ať naše země a všichni, kdo v ní žijí, slouží našemu nebeskému Otci podle Jeho plánu a vůle. Amen</text:p>
      <text:p text:style-name="P2"/>
      <text:p text:style-name="P3">Pod ochranu Tvou … </text:p>
      <text:p text:style-name="P3"/>
      <text:p text:style-name="P2"><text:span text:style-name="T17">Svatý Michaeli, archanděli</text:span>, braň nás v boji! Proti zlobě a úkladům ďáblovým budiž nám záštitou, nechť Bůh přikáže jemu, pokorně prosíme! Ty pak, kníže vojska nebeského, Satana a jiné duchy zlé, kteří ke zkáze duší světem obcházejí, božskou mocí do pekla svrhni. Amen.</text:p>
      <text:p text:style-name="P2"/>
      <text:p text:style-name="P2">Otče, modlíme se za OBNOVU.<text:line-break/>Prosím, vylij svého Ducha na svůj lid <text:line-break/>a daruj nám nové vidění tvé slávy,<text:line-break/>novou zkušenost s tvou mocí, <text:line-break/>novou víru ve tvé Slovo <text:line-break/>a nové zasvěcení se do tvé služby, <text:line-break/>aby tvá láska mezi námi rostla <text:line-break/>a tvé království přišlo.</text:p>
      <text:p text:style-name="P2">Věříme, Otče, ve tvou ochranu <text:line-break/>proti úkladům ďábla, <text:line-break/>který chce zničit tvé plány a úmysly. <text:line-break/>Prohlašujeme tě Pánem v našich životech.<text:line-break/>Ať se stane vůle tvá. A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RW Palladio L" svg:font-family="'URW Palladio L'"/>
    <style:font-face style:name="FreeSans1" svg:font-family="FreeSans" style:font-family-generic="swiss"/>
    <style:font-face style:name="Mono" svg:font-family="Mono" style:font-adornments="Běžné" style:font-pitch="fixed"/>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RW Palladio L" fo:font-size="12pt" fo:language="cs" fo:country="CZ"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URW Palladio L" fo:font-size="12pt" fo:language="cs" fo:country="CZ"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URW Palladio L" fo:font-family="'URW Palladio L'"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URW Palladio L" fo:font-family="'URW Palladio L'"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URW Palladio L" fo:font-family="'URW Palladio L'"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RW Palladio L" fo:font-family="'URW Palladio L'"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84cm" fo:margin-bottom="1.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ek Tlapa</meta:initial-creator>
    <meta:creation-date>2018-05-31T06:15:50.011930743</meta:creation-date>
    <dc:date>2018-06-08T13:15:18.191103517</dc:date>
    <meta:editing-duration>PT8H11M55S</meta:editing-duration>
    <meta:editing-cycles>22</meta:editing-cycles>
    <meta:generator>LibreOffice/5.2.7.2$Linux_X86_64 LibreOffice_project/20m0$Build-2</meta:generator>
    <meta:printed-by>Marek Tlapa</meta:printed-by>
    <meta:print-date>2018-06-07T17:42:52.787355808</meta:print-date>
    <meta:document-statistic meta:table-count="0" meta:image-count="0" meta:object-count="0" meta:page-count="2" meta:paragraph-count="15" meta:word-count="831" meta:character-count="4947" meta:non-whitespace-character-count="4119"/>
  </office:meta>
</office:document-meta>
</file>